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d4e5b" officeooo:paragraph-rsid="001d4e5b"/>
    </style:style>
    <style:style style:name="P2" style:family="paragraph" style:parent-style-name="Standard">
      <style:text-properties fo:language="en" fo:country="US" officeooo:rsid="001dc778" officeooo:paragraph-rsid="001dc778"/>
    </style:style>
    <style:style style:name="P3" style:family="paragraph" style:parent-style-name="Standard">
      <style:text-properties fo:language="en" fo:country="US" officeooo:rsid="001e1476" officeooo:paragraph-rsid="001e1476"/>
    </style:style>
    <style:style style:name="P4" style:family="paragraph" style:parent-style-name="Standard">
      <style:text-properties fo:language="en" fo:country="US" officeooo:rsid="00205fc1" officeooo:paragraph-rsid="00205fc1"/>
    </style:style>
    <style:style style:name="T1" style:family="text">
      <style:text-properties officeooo:rsid="001dc778"/>
    </style:style>
    <style:style style:name="T2" style:family="text">
      <style:text-properties officeooo:rsid="001ed4e2"/>
    </style:style>
    <style:style style:name="T3" style:family="text">
      <style:text-properties officeooo:rsid="00205fc1"/>
    </style:style>
    <style:style style:name="T4" style:family="text">
      <style:text-properties officeooo:rsid="0021f7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int Patrick´s Day</text:p>
      <text:p text:style-name="P1">What is the Saint Patrick´s Day?</text:p>
      <text:p text:style-name="P1">Saint Patrick´s Day is the basic<text:span text:style-name="T2">a</text:span>lly the date of death of Saint Patrick. Today it is an religious and cultural fest day.</text:p>
      <text:p text:style-name="P1">Who was Saint Patrick?</text:p>
      <text:p text:style-name="P1">Saint Patrick was an irish bishop who lived in the 5th century. <text:span text:style-name="T1">He was a bishop. </text:span></text:p>
      <text:p text:style-name="P2">Where do the people celebrate the Saint Patrick´s Day?</text:p>
      <text:p text:style-name="P2">Generally it is an irish feast day, so irish people celebrate it. Also emigrants from Ireland and some cities celebrate it for example München.</text:p>
      <text:p text:style-name="P3">How do the people celebrate Saint Patrick´s D<text:span text:style-name="T3">ay</text:span></text:p>
      <text:p text:style-name="P4">The most significant tradition is to wear the colour green and the shamrock. The colo<text:span text:style-name="T4">u</text:span>r green comes from the United Irishmen. The shamrock was used by Saint Patrick to explain the holy trin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20:50:15.069143653</meta:creation-date>
    <dc:date>2016-01-18T07:49:09.806000000</dc:date>
    <meta:editing-duration>PT13M56S</meta:editing-duration>
    <meta:editing-cycles>7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9" meta:word-count="125" meta:character-count="711" meta:non-whitespace-character-count="594"/>
  </office:meta>
</office:document-meta>
</file>